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Narrow" svg:font-family="ArialNarrow" style:font-family-generic="swiss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ArialNarrow" style:font-size-asian="12pt" style:font-name-complex="ArialNarrow" style:font-size-complex="12pt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Times New Roman" fo:font-size="12pt" style:font-name-asian="ArialNarrow" style:font-size-asian="12pt" style:font-name-complex="ArialNarrow" style:font-size-complex="12pt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Times New Roman" fo:font-size="12pt" fo:font-style="italic" style:font-name-asian="ArialNarrow" style:font-size-asian="12pt" style:font-style-asian="italic" style:font-name-complex="ArialNarrow" style:font-size-complex="12pt" style:font-style-complex="italic"/>
    </style:style>
    <style:style style:name="P5" style:family="paragraph" style:parent-style-name="Pregunta" style:list-style-name="L1"/>
    <style:style style:name="P6" style:family="paragraph" style:parent-style-name="Resposta" style:list-style-name="L1"/>
    <style:style style:name="P7" style:family="paragraph" style:parent-style-name="Resposta" style:list-style-name="L1">
      <style:text-properties officeooo:rsid="0014ceba" officeooo:paragraph-rsid="0014ceba"/>
    </style:style>
    <style:style style:name="P8" style:family="paragraph" style:parent-style-name="Resposta" style:list-style-name="L1">
      <style:text-properties officeooo:rsid="00163b33" officeooo:paragraph-rsid="00163b33"/>
    </style:style>
    <style:style style:name="P9" style:family="paragraph" style:parent-style-name="Resposta" style:list-style-name="L1">
      <style:text-properties officeooo:rsid="0019466a" officeooo:paragraph-rsid="0019466a"/>
    </style:style>
    <style:style style:name="P10" style:family="paragraph" style:parent-style-name="Standard" style:list-style-name="L1">
      <style:paragraph-properties fo:text-align="justify" style:justify-single-word="false" style:text-autospace="none"/>
      <style:text-properties style:font-name="Times New Roman" fo:font-size="12pt" style:font-name-asian="ArialNarrow" style:font-size-asian="12pt" style:font-name-complex="ArialNarrow" style:font-size-complex="12pt"/>
    </style:style>
    <style:style style:name="P11" style:family="paragraph" style:parent-style-name="Standard" style:list-style-name="L2">
      <style:paragraph-properties fo:text-align="justify" style:justify-single-word="false" style:text-autospace="none"/>
      <style:text-properties style:font-name="Times New Roman" fo:font-size="12pt" style:font-name-asian="ArialNarrow" style:font-size-asian="12pt" style:font-name-complex="ArialNarrow" style:font-size-complex="12pt"/>
    </style:style>
    <style:style style:name="P12" style:family="paragraph" style:parent-style-name="Standard" style:list-style-name="L2">
      <style:paragraph-properties fo:text-align="justify" style:justify-single-word="false" style:text-autospace="none"/>
      <style:text-properties style:font-name="Times New Roman" fo:font-size="12pt" style:text-underline-style="none" style:font-name-asian="ArialNarrow" style:font-size-asian="12pt" style:font-name-complex="ArialNarrow" style:font-size-complex="12pt"/>
    </style:style>
    <style:style style:name="P1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1ef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1ef3" style:font-weight-asian="normal" style:font-weight-complex="normal"/>
    </style:style>
    <style:style style:name="T6" style:family="text">
      <style:text-properties officeooo:rsid="0019466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cios Linux</text:p>
      <text:p text:style-name="P1"/>
      <text:list xml:id="list898956671" text:style-name="L1">
        <text:list-item>
          <text:p text:style-name="P5">Realizar a secuencia de comandos necesaria para crear a estrutura de directorios que se mostra a continuación utilizando <text:span text:style-name="T3">rutas absolutas</text:span>. <text:span text:style-name="T4">O directorio </text:span><text:span text:style-name="T1">usuario </text:span><text:span text:style-name="T4">fai referencia ao directorio co que iniciaches sesión: se iniciaches sesión co usuario administrador, a túa árbore partirá do directorio </text:span><text:span text:style-name="T1">/home/</text:span><text:span text:style-name="T2">uadmin</text:span><text:span text:style-name="T5"> (ou /home/administrador ou /home/oteunome o do directorio personal do usuario que teñas creado na máquina)</text:span><text:span text:style-name="T4">.</text:span></text:p>
          <text:p text:style-name="P10"/>
        </text:list-item>
      </text:list>
      <text:list text:style-name="L2">
        <text:list-header>
          <text:p text:style-name="P12"><draw:line text:anchor-type="paragraph" draw:z-index="1" draw:name="Forma1" draw:style-name="gr1" draw:text-style-name="P13" svg:x1="1.501cm" svg:y1="0.448cm" svg:x2="1.501cm" svg:y2="3.597cm"><text:p/></draw:line>/home/<text:span text:style-name="T1">usuario</text:span></text:p>
          <text:list>
            <text:list-header>
              <text:p text:style-name="P11"><draw:line text:anchor-type="paragraph" draw:z-index="2" draw:name="Forma2" draw:style-name="gr1" draw:text-style-name="P13" svg:x1="1.501cm" svg:y1="0.199cm" svg:x2="1.819cm" svg:y2="0.199cm"><text:p/></draw:line><draw:line text:anchor-type="paragraph" draw:z-index="3" draw:name="Forma3" draw:style-name="gr1" draw:text-style-name="P13" svg:x1="2.136cm" svg:y1="0.358cm" svg:x2="2.136cm" svg:y2="5.782cm"><text:p/></draw:line>ciclo</text:p>
              <text:list>
                <text:list-header>
                  <text:p text:style-name="P11"><draw:line text:anchor-type="paragraph" draw:z-index="4" draw:name="Forma4" draw:style-name="gr1" draw:text-style-name="P13" svg:x1="2.136cm" svg:y1="0.242cm" svg:x2="2.454cm" svg:y2="0.242cm"><text:p/></draw:line><draw:line text:anchor-type="paragraph" draw:z-index="5" draw:name="Forma5" draw:style-name="gr1" draw:text-style-name="P13" svg:x1="2.798cm" svg:y1="0.427cm" svg:x2="2.798cm" svg:y2="1.697cm"><text:p/></draw:line>redes</text:p>
                  <text:list>
                    <text:list-header>
                      <text:p text:style-name="P11"><draw:line text:anchor-type="paragraph" draw:z-index="6" draw:name="Forma6" draw:style-name="gr1" draw:text-style-name="P13" svg:x1="2.798cm" svg:y1="0.205cm" svg:x2="3.142cm" svg:y2="0.205cm"><text:p/></draw:line>office</text:p>
                      <text:p text:style-name="P11"><draw:line text:anchor-type="paragraph" draw:z-index="7" draw:name="Forma7" draw:style-name="gr1" draw:text-style-name="P13" svg:x1="2.798cm" svg:y1="0.22cm" svg:x2="3.116cm" svg:y2="0.22cm"><text:p/></draw:line>imaxes</text:p>
                      <text:p text:style-name="P11"><draw:line text:anchor-type="paragraph" draw:z-index="8" draw:name="Forma8" draw:style-name="gr1" draw:text-style-name="P13" svg:x1="2.798cm" svg:y1="0.236cm" svg:x2="3.195cm" svg:y2="0.236cm"><text:p/></draw:line>docs</text:p>
                    </text:list-header>
                  </text:list>
                  <text:p text:style-name="P11"><draw:line text:anchor-type="paragraph" draw:z-index="9" draw:name="Forma9" draw:style-name="gr1" draw:text-style-name="P13" svg:x1="2.136cm" svg:y1="0.199cm" svg:x2="2.612cm" svg:y2="0.199cm"><text:p/></draw:line><draw:line text:anchor-type="paragraph" draw:z-index="10" draw:name="Forma10" draw:style-name="gr1" draw:text-style-name="P13" svg:x1="2.798cm" svg:y1="0.358cm" svg:x2="2.798cm" svg:y2="1.258cm"><text:p/></draw:line>sistemas</text:p>
                  <text:list>
                    <text:list-header>
                      <text:p text:style-name="P11"><draw:line text:anchor-type="paragraph" draw:z-index="11" draw:name="Forma11" draw:style-name="gr1" draw:text-style-name="P13" svg:x1="2.798cm" svg:y1="0.215cm" svg:x2="3.195cm" svg:y2="0.215cm"><text:p/></draw:line>apuntes</text:p>
                      <text:p text:style-name="P11"><draw:line text:anchor-type="paragraph" draw:z-index="12" draw:name="Forma12" draw:style-name="gr1" draw:text-style-name="P13" svg:x1="2.798cm" svg:y1="0.284cm" svg:x2="3.221cm" svg:y2="0.284cm"><text:p/></draw:line>traballo</text:p>
                    </text:list-header>
                  </text:list>
                  <text:p text:style-name="P11"><draw:line text:anchor-type="paragraph" draw:z-index="13" draw:name="Forma13" draw:style-name="gr1" draw:text-style-name="P13" svg:x1="2.136cm" svg:y1="0.273cm" svg:x2="2.665cm" svg:y2="0.273cm"><text:p/></draw:line><draw:line text:anchor-type="paragraph" draw:z-index="14" draw:name="Forma14" draw:style-name="gr1" draw:text-style-name="P13" svg:x1="2.792cm" svg:y1="0.395cm" svg:x2="2.792cm" svg:y2="1.224cm"><text:p/></draw:line>fol</text:p>
                  <text:list>
                    <text:list-header>
                      <text:p text:style-name="P11"><draw:line text:anchor-type="paragraph" draw:z-index="15" draw:name="Forma15" draw:style-name="gr1" draw:text-style-name="P13" svg:x1="2.792cm" svg:y1="0.222cm" svg:x2="3.129cm" svg:y2="0.222cm"><text:p/></draw:line>apuntes</text:p>
                      <text:p text:style-name="P11"><draw:line text:anchor-type="paragraph" draw:z-index="16" draw:name="Forma16" draw:style-name="gr1" draw:text-style-name="P13" svg:x1="2.792cm" svg:y1="0.25cm" svg:x2="3.106cm" svg:y2="0.25cm"><text:p/></draw:line>practica </text:p>
                    </text:list-header>
                  </text:list>
                  <text:p text:style-name="P11"><draw:line text:anchor-type="paragraph" draw:z-index="17" draw:name="Forma17" draw:style-name="gr1" draw:text-style-name="P13" svg:x1="2.136cm" svg:y1="0.191cm" svg:x2="2.501cm" svg:y2="0.191cm"><text:p/></draw:line><draw:line text:anchor-type="paragraph" draw:z-index="18" draw:name="Forma18" draw:style-name="gr1" draw:text-style-name="P13" svg:x1="2.815cm" svg:y1="0.392cm" svg:x2="2.815cm" svg:y2="1.311cm"><text:p/></draw:line>ret</text:p>
                  <text:list>
                    <text:list-header>
                      <text:p text:style-name="P11"><draw:line text:anchor-type="paragraph" draw:z-index="19" draw:name="Forma19" draw:style-name="gr1" draw:text-style-name="P13" svg:x1="2.815cm" svg:y1="0.196cm" svg:x2="3.106cm" svg:y2="0.196cm"><text:p/></draw:line>apuntes</text:p>
                      <text:p text:style-name="P11"><draw:line text:anchor-type="paragraph" draw:z-index="0" draw:name="Forma20" draw:style-name="gr1" draw:text-style-name="P13" svg:x1="2.815cm" svg:y1="0.337cm" svg:x2="3.129cm" svg:y2="0.337cm"><text:p/></draw:line>traballo</text:p>
                    </text:list-header>
                  </text:list>
                </text:list-header>
              </text:list>
            </text:list-header>
          </text:list>
        </text:list-header>
      </text:list>
      <text:p text:style-name="P2"/>
      <text:list xml:id="list133302352813271" text:continue-list="list898956671" text:style-name="L1">
        <text:list-header>
          <text:p text:style-name="P10">Utiliza direccións absolutas:</text:p>
          <text:p text:style-name="P6"/>
        </text:list-header>
      </text:list>
      <text:p text:style-name="P4"/>
      <text:list xml:id="list133302541741193" text:continue-numbering="true" text:style-name="L1">
        <text:list-item>
          <text:p text:style-name="P5">Cámbiate á carpeta persoal do usuario co que iniciaches sesión desde calquera outro directorio.</text:p>
          <text:p text:style-name="P7">Cd ../home/dadmin</text:p>
          <text:p text:style-name="P6"/>
        </text:list-item>
        <text:list-item>
          <text:p text:style-name="P5">Listado do directorio actual incluíndo arquivos ocultos.</text:p>
          <text:p text:style-name="P7">Ls -a</text:p>
        </text:list-item>
        <text:list-item>
          <text:p text:style-name="P5">Listar todos os arquivos, visibles e ocultos do directorio actual.</text:p>
          <text:p text:style-name="P8">Ls-a/<text:span text:style-name="T6">tmp</text:span></text:p>
        </text:list-item>
        <text:list-item>
          <text:p text:style-name="P5">Listado largo <text:s/>de todos os arquivos contidos no directorio /tmp ordenados por data (primeiro o máis antigo).</text:p>
          <text:p text:style-name="P9">ls-latr/tmp</text:p>
        </text:list-item>
        <text:list-item>
          <text:p text:style-name="P5">Listado recursivo do directorio /var e todos os seus subdirectorios.</text:p>
          <text:p text:style-name="P9">ls-r</text:p>
        </text:list-item>
        <text:list-item>
          <text:p text:style-name="P5">Borra o directorio APUNTES de FOL.</text:p>
          <text:p text:style-name="P9">rm/home/wadmin/ciclo/fol/apuntes</text:p>
        </text:list-item>
        <text:list-item>
          <text:p text:style-name="P5">Destruír o directorio RET e os subdirectorios e arquivos contidos neste cun só comando.</text:p>
          <text:p text:style-name="P9">Rn -rf ciclo/ret^c</text:p>
        </text:list-item>
        <text:list-item>
          <text:p text:style-name="P5">Comando que permite ver en que directorio nos atopamos.</text:p>
          <text:p text:style-name="P9">pw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Narrow" svg:font-family="ArialNarrow" style:font-family-generic="swiss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gl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gl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Resposta" style:family="paragraph" style:parent-style-name="Standard" style:next-style-name="Pregunta" style:master-page-name="">
      <style:paragraph-properties fo:text-align="justify" style:justify-single-word="false" style:page-number="auto"/>
      <style:text-properties fo:font-style="italic" fo:font-weight="bold"/>
    </style:style>
    <style:style style:name="Pregunta" style:family="paragraph" style:parent-style-name="Standard" style:next-style-name="Resposta">
      <style:paragraph-properties fo:text-align="justify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11-16T20:19:51</meta:creation-date>
    <meta:editing-duration>PT1H2M53S</meta:editing-duration>
    <meta:editing-cycles>5</meta:editing-cycles>
    <meta:generator>LibreOffice/7.4.6.2$Windows_X86_64 LibreOffice_project/5b1f5509c2decdade7fda905e3e1429a67acd63d</meta:generator>
    <dc:date>2023-11-09T13:33:01.865000000</dc:date>
    <meta:document-statistic meta:table-count="0" meta:image-count="0" meta:object-count="0" meta:page-count="1" meta:paragraph-count="34" meta:word-count="187" meta:character-count="1245" meta:non-whitespace-character-count="1099"/>
    <meta:user-defined meta:name="Información 1"/>
    <meta:user-defined meta:name="Información 2"/>
    <meta:user-defined meta:name="Información 3"/>
    <meta:user-defined meta:name="Información 4"/>
  </office:meta>
</office:document-meta>
</file>